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4180000007AC07664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StarSymbol" svg:font-family="StarSymbol" style:font-pitch="variable" style:font-charset="x-symbol"/>
    <style:font-face style:name="Albany" svg:font-family="Albany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2" svg:font-family="Thorndale" style:font-adornments="Bold" style:font-family-generic="roman" style:font-pitch="variable"/>
    <style:font-face style:name="Thorndale1" svg:font-family="Thorndale" style:font-adornments="Regular" style:font-family-generic="roman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6.5pt" fo:font-style="normal" style:font-size-asian="6.5pt" style:font-style-asian="normal" style:font-size-complex="6.5pt" style:font-style-complex="normal"/>
    </style:style>
    <style:style style:name="P3" style:family="paragraph" style:parent-style-name="Header_20_right">
      <style:paragraph-properties fo:text-align="start" style:justify-single-word="false"/>
      <style:text-properties fo:font-size="6pt" style:font-size-asian="6pt" style:font-size-complex="6pt"/>
    </style:style>
    <style:style style:name="P4" style:family="paragraph" style:parent-style-name="Signature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Date">
      <style:text-properties fo:font-size="12pt" style:font-size-asian="12pt" style:font-size-complex="12pt"/>
    </style:style>
    <style:style style:name="P7" style:family="paragraph" style:parent-style-name="Date">
      <style:paragraph-properties fo:margin-left="0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8" style:family="paragraph" style:parent-style-name="Date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Date" style:master-page-name="First_20_Page">
      <style:paragraph-properties fo:margin-left="0in" fo:margin-right="0in" fo:text-align="start" style:justify-single-word="false" fo:text-indent="0in" style:auto-text-indent="false" style:page-number="auto"/>
      <style:text-properties fo:font-size="12pt" style:font-size-asian="12pt" style:font-size-complex="12pt"/>
    </style:style>
    <style:style style:name="P10" style:family="paragraph" style:parent-style-name="Opening">
      <style:paragraph-properties fo:break-before="auto" fo:break-after="auto"/>
      <style:text-properties fo:font-size="12pt" style:font-size-asian="12pt" style:font-size-complex="12pt"/>
    </style:style>
    <style:style style:name="P11" style:family="paragraph" style:parent-style-name="Subject">
      <style:text-properties style:text-underline-style="none"/>
    </style:style>
    <style:style style:name="P12" style:family="paragraph" style:parent-style-name="Text_20_body">
      <style:paragraph-properties fo:line-height="123%"/>
      <style:text-properties fo:font-size="12pt" style:font-size-asian="12pt" style:font-size-complex="12pt"/>
    </style:style>
    <style:style style:name="P13" style:family="paragraph" style:parent-style-name="Salutation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4" style:family="paragraph" style:parent-style-name="Signature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6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in 0in 0in 0in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o Whom it May Concern" text:name="Salutation"/>
        <text:user-field-decl office:value-type="string" office:string-value="Sincerely" text:name="Greeting"/>
        <text:user-field-decl office:value-type="string" office:string-value="" text:name="Company"/>
        <text:user-field-decl office:value-type="string" office:string-value="" text:name="Street"/>
        <text:user-field-decl office:value-type="string" office:string-value="" text:name="City"/>
        <text:user-field-decl office:value-type="string" office:string-value="" text:name="PostCode"/>
        <text:user-field-decl office:value-type="string" office:string-value="" text:name="State"/>
      </text:user-field-decls>
      <draw:frame draw:style-name="fr1" draw:name="Receiver Address" text:anchor-type="page" text:anchor-page-number="1" svg:x="0.7807in" svg:y="2.7681in" svg:width="2.9307in" draw:z-index="0">
        <draw:text-box fo:min-height="0.989in">
          <text:p text:style-name="P1">Jan de Leuuw</text:p>
          <text:p text:style-name="P1">Editor-in-Chief</text:p>
          <text:p text:style-name="P1">Journal of Statistical Software</text:p>
          <text:p text:style-name="Standard"/>
        </draw:text-box>
      </draw:frame>
      <text:p text:style-name="P9"><text:date style:data-style-name="N76" text:date-value="2008-12-17T11:21:01.99">December 17, 2008</text:date></text:p>
      <text:p text:style-name="P7"/>
      <text:p text:style-name="P6"/>
      <text:p text:style-name="P8">Subject: PyMC user guide submission to JSS</text:p>
      <text:p text:style-name="P10">Mr. de Leuuw, </text:p>
      <text:p text:style-name="P12">On behalf of the developers of PyMC, I am glad to submit the user guide of PyMC 2.0 to the Journal of Statistical Software for review and eventual publication. PyMC is a Python package designed to code Bayesian statistical problems and solve them using MCMC algorithms. It is flexible and extensible, and users generally report that it makes sampling <text:span text:style-name="T1">amazingly simple</text:span>. We hope that the publication of the user guide in JSS will attract new users and elicit feedback from the statistical community. </text:p>
      <text:p text:style-name="P12"/>
      <text:p text:style-name="P12">The document submitted for evaluation is a slightly modified version of the guide included with the second release candidate of PyMC 2.0. The official release of PyMC 2.0 is planned for the week of January 5<text:span text:style-name="T2">th</text:span> 2009, and suggestions by the reviewers will be included in a later point release. Instructions to download and install the code are included in the user guide. </text:p>
      <text:p text:style-name="P13"><text:user-field-get text:name="Greeting">Sincerely</text:user-field-get>,</text:p>
      <text:p text:style-name="P14"><text:sender-firstname>David</text:sender-firstname> <text:sender-lastname>Huard</text:sender-lastname></text:p>
      <text:p text:style-name="P15">PyMC release manager</text:p>
      <text:p text:style-name="P4"><text:sender-position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pitch="variable" style:font-charset="x-symbol"/>
    <style:font-face style:name="Albany" svg:font-family="Albany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2" svg:font-family="Thorndale" style:font-adornments="Bold" style:font-family-generic="roman" style:font-pitch="variable"/>
    <style:font-face style:name="Thorndale1" svg:font-family="Thorndale" style:font-adornments="Regular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Thorndale1" fo:font-size="10pt" fo:letter-spacing="0.0016in" fo:language="en" fo:country="US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next-style-name="Signature" style:class="text">
      <style:paragraph-properties fo:margin-left="3.3465in" fo:margin-right="0in" fo:margin-top="0.248in" fo:margin-bottom="0.5827in" fo:text-indent="0in" style:auto-text-indent="false" fo:keep-with-next="always"/>
      <style:text-properties fo:font-size="10pt"/>
    </style:style>
    <style:style style:name="Signature" style:family="paragraph" style:parent-style-name="Standard" style:next-style-name="Standard" style:class="text">
      <style:paragraph-properties fo:margin-left="3.3465in" fo:margin-right="0in" fo:text-indent="0in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/>
    </style:style>
    <style:style style:name="Numbering_20_1_20_Start" style:display-name="Numbering 1 Start" style:family="paragraph" style:parent-style-name="List" style:class="list">
      <style:paragraph-properties fo:margin-left="0.1965in" fo:margin-right="0in" fo:margin-top="0.1665in" fo:margin-bottom="0.0835in" fo:text-indent="-0.1965in" style:auto-text-indent="false"/>
    </style:style>
    <style:style style:name="Numbering_20_1" style:display-name="Numbering 1" style:family="paragraph" style:parent-style-name="List" style:class="list">
      <style:paragraph-properties fo:margin-left="0.1965in" fo:margin-right="0in" fo:margin-top="0in" fo:margin-bottom="0.0835in" fo:text-indent="-0.1965in" style:auto-text-indent="false"/>
    </style:style>
    <style:style style:name="Numbering_20_1_20_End" style:display-name="Numbering 1 End" style:family="paragraph" style:parent-style-name="List" style:class="list">
      <style:paragraph-properties fo:margin-left="0.1965in" fo:margin-right="0in" fo:margin-top="0in" fo:margin-bottom="0.1665in" fo:text-indent="-0.1965in" style:auto-text-indent="false"/>
    </style:style>
    <style:style style:name="Numbering_20_1_20_Cont." style:display-name="Numbering 1 Cont." style:family="paragraph" style:parent-style-name="List" style:class="list">
      <style:paragraph-properties fo:margin-left="0.1965in" fo:margin-right="0in" fo:margin-top="0in" fo:margin-bottom="0.0835in" fo:text-indent="0in" style:auto-text-indent="false"/>
    </style:style>
    <style:style style:name="Numbering_20_2_20_Start" style:display-name="Numbering 2 Start" style:family="paragraph" style:parent-style-name="List" style:class="list">
      <style:paragraph-properties fo:margin-left="0.3929in" fo:margin-right="0in" fo:margin-top="0.1665in" fo:margin-bottom="0.0835in" fo:text-indent="-0.1965in" style:auto-text-indent="false"/>
    </style:style>
    <style:style style:name="Numbering_20_2" style:display-name="Numbering 2" style:family="paragraph" style:parent-style-name="List" style:class="list">
      <style:paragraph-properties fo:margin-left="0.3929in" fo:margin-right="0in" fo:margin-top="0in" fo:margin-bottom="0.0835in" fo:text-indent="-0.1965in" style:auto-text-indent="false"/>
    </style:style>
    <style:style style:name="Numbering_20_2_20_End" style:display-name="Numbering 2 End" style:family="paragraph" style:parent-style-name="List" style:class="list">
      <style:paragraph-properties fo:margin-left="0.3929in" fo:margin-right="0in" fo:margin-top="0in" fo:margin-bottom="0.1665in" fo:text-indent="-0.1965in" style:auto-text-indent="false"/>
    </style:style>
    <style:style style:name="Numbering_20_2_20_Cont." style:display-name="Numbering 2 Cont." style:family="paragraph" style:parent-style-name="List" style:class="list">
      <style:paragraph-properties fo:margin-left="0.3929in" fo:margin-right="0in" fo:margin-top="0in" fo:margin-bottom="0.0835in" fo:text-indent="0in" style:auto-text-indent="false"/>
    </style:style>
    <style:style style:name="Numbering_20_3_20_Start" style:display-name="Numbering 3 Start" style:family="paragraph" style:parent-style-name="List" style:class="list">
      <style:paragraph-properties fo:margin-left="0.5898in" fo:margin-right="0in" fo:margin-top="0.1665in" fo:margin-bottom="0.0835in" fo:text-indent="-0.1965in" style:auto-text-indent="false"/>
    </style:style>
    <style:style style:name="Numbering_20_3" style:display-name="Numbering 3" style:family="paragraph" style:parent-style-name="List" style:class="list">
      <style:paragraph-properties fo:margin-left="0.5898in" fo:margin-right="0in" fo:margin-top="0in" fo:margin-bottom="0.0835in" fo:text-indent="-0.1965in" style:auto-text-indent="false"/>
    </style:style>
    <style:style style:name="Numbering_20_3_20_End" style:display-name="Numbering 3 End" style:family="paragraph" style:parent-style-name="List" style:class="list">
      <style:paragraph-properties fo:margin-left="0.5898in" fo:margin-right="0in" fo:margin-top="0in" fo:margin-bottom="0.1665in" fo:text-indent="-0.1965in" style:auto-text-indent="false"/>
    </style:style>
    <style:style style:name="Numbering_20_3_20_Cont." style:display-name="Numbering 3 Cont." style:family="paragraph" style:parent-style-name="List" style:class="list">
      <style:paragraph-properties fo:margin-left="0.5898in" fo:margin-right="0in" fo:margin-top="0in" fo:margin-bottom="0.0835in" fo:text-indent="0in" style:auto-text-indent="false"/>
    </style:style>
    <style:style style:name="Numbering_20_4_20_Start" style:display-name="Numbering 4 Start" style:family="paragraph" style:parent-style-name="List" style:class="list">
      <style:paragraph-properties fo:margin-left="0.7862in" fo:margin-right="0in" fo:margin-top="0.1665in" fo:margin-bottom="0.0835in" fo:text-indent="-0.1965in" style:auto-text-indent="false"/>
    </style:style>
    <style:style style:name="Numbering_20_4" style:display-name="Numbering 4" style:family="paragraph" style:parent-style-name="List" style:class="list">
      <style:paragraph-properties fo:margin-left="0.7862in" fo:margin-right="0in" fo:margin-top="0in" fo:margin-bottom="0.0835in" fo:text-indent="-0.1965in" style:auto-text-indent="false"/>
    </style:style>
    <style:style style:name="Numbering_20_4_20_End" style:display-name="Numbering 4 End" style:family="paragraph" style:parent-style-name="List" style:class="list">
      <style:paragraph-properties fo:margin-left="0.7862in" fo:margin-right="0in" fo:margin-top="0in" fo:margin-bottom="0.1665in" fo:text-indent="-0.1965in" style:auto-text-indent="false"/>
    </style:style>
    <style:style style:name="Numbering_20_4_20_Cont." style:display-name="Numbering 4 Cont." style:family="paragraph" style:parent-style-name="List" style:class="list">
      <style:paragraph-properties fo:margin-left="0.7862in" fo:margin-right="0in" fo:margin-top="0in" fo:margin-bottom="0.0835in" fo:text-indent="0in" style:auto-text-indent="false"/>
    </style:style>
    <style:style style:name="Numbering_20_5_20_Start" style:display-name="Numbering 5 Start" style:family="paragraph" style:parent-style-name="List" style:class="list">
      <style:paragraph-properties fo:margin-left="0.9827in" fo:margin-right="0in" fo:margin-top="0.1665in" fo:margin-bottom="0.0835in" fo:text-indent="-0.1965in" style:auto-text-indent="false"/>
    </style:style>
    <style:style style:name="Numbering_20_5" style:display-name="Numbering 5" style:family="paragraph" style:parent-style-name="List" style:class="list">
      <style:paragraph-properties fo:margin-left="0.9827in" fo:margin-right="0in" fo:margin-top="0in" fo:margin-bottom="0.0835in" fo:text-indent="-0.1965in" style:auto-text-indent="false"/>
    </style:style>
    <style:style style:name="Numbering_20_5_20_End" style:display-name="Numbering 5 End" style:family="paragraph" style:parent-style-name="List" style:class="list">
      <style:paragraph-properties fo:margin-left="0.9827in" fo:margin-right="0in" fo:margin-top="0in" fo:margin-bottom="0.1665in" fo:text-indent="-0.1965in" style:auto-text-indent="false"/>
    </style:style>
    <style:style style:name="Numbering_20_5_20_Cont." style:display-name="Numbering 5 Cont." style:family="paragraph" style:parent-style-name="List" style:class="list">
      <style:paragraph-properties fo:margin-left="0.9827in" fo:margin-right="0in" fo:margin-top="0in" fo:margin-bottom="0.0835in" fo:text-indent="0in" style:auto-text-indent="false"/>
    </style:style>
    <style:style style:name="List_20_1_20_Start" style:display-name="List 1 Start" style:family="paragraph" style:parent-style-name="List" style:class="list">
      <style:paragraph-properties fo:margin-left="0.1965in" fo:margin-right="0in" fo:margin-top="0.1665in" fo:margin-bottom="0.0835in" fo:text-indent="-0.1965in" style:auto-text-indent="false"/>
    </style:style>
    <style:style style:name="List_20_1" style:display-name="List 1" style:family="paragraph" style:parent-style-name="List" style:class="list">
      <style:paragraph-properties fo:margin-left="0.1965in" fo:margin-right="0in" fo:margin-top="0in" fo:margin-bottom="0.0835in" fo:text-indent="-0.1965in" style:auto-text-indent="false"/>
    </style:style>
    <style:style style:name="List_20_1_20_End" style:display-name="List 1 End" style:family="paragraph" style:parent-style-name="List" style:class="list">
      <style:paragraph-properties fo:margin-left="0.1965in" fo:margin-right="0in" fo:margin-top="0in" fo:margin-bottom="0.1665in" fo:text-indent="-0.1965in" style:auto-text-indent="false"/>
    </style:style>
    <style:style style:name="List_20_1_20_Cont." style:display-name="List 1 Cont." style:family="paragraph" style:parent-style-name="List" style:class="list">
      <style:paragraph-properties fo:margin-left="0.1965in" fo:margin-right="0in" fo:margin-top="0in" fo:margin-bottom="0.0835in" fo:text-indent="0in" style:auto-text-indent="false"/>
    </style:style>
    <style:style style:name="List_20_2_20_Start" style:display-name="List 2 Start" style:family="paragraph" style:parent-style-name="List" style:class="list">
      <style:paragraph-properties fo:margin-left="0.3929in" fo:margin-right="0in" fo:margin-top="0.1665in" fo:margin-bottom="0.0835in" fo:text-indent="-0.1965in" style:auto-text-indent="false"/>
    </style:style>
    <style:style style:name="List_20_2" style:display-name="List 2" style:family="paragraph" style:parent-style-name="List" style:class="list">
      <style:paragraph-properties fo:margin-left="0.3929in" fo:margin-right="0in" fo:margin-top="0in" fo:margin-bottom="0.0835in" fo:text-indent="-0.1965in" style:auto-text-indent="false"/>
    </style:style>
    <style:style style:name="List_20_2_20_End" style:display-name="List 2 End" style:family="paragraph" style:parent-style-name="List" style:class="list">
      <style:paragraph-properties fo:margin-left="0.3929in" fo:margin-right="0in" fo:margin-top="0in" fo:margin-bottom="0.1665in" fo:text-indent="-0.1965in" style:auto-text-indent="false"/>
    </style:style>
    <style:style style:name="List_20_2_20_Cont." style:display-name="List 2 Cont." style:family="paragraph" style:parent-style-name="List" style:class="list">
      <style:paragraph-properties fo:margin-left="0.3929in" fo:margin-right="0in" fo:margin-top="0in" fo:margin-bottom="0.0835in" fo:text-indent="0in" style:auto-text-indent="false"/>
    </style:style>
    <style:style style:name="List_20_3_20_Start" style:display-name="List 3 Start" style:family="paragraph" style:parent-style-name="List" style:class="list">
      <style:paragraph-properties fo:margin-left="0.5898in" fo:margin-right="0in" fo:margin-top="0.1665in" fo:margin-bottom="0.0835in" fo:text-indent="-0.1965in" style:auto-text-indent="false"/>
    </style:style>
    <style:style style:name="List_20_3" style:display-name="List 3" style:family="paragraph" style:parent-style-name="List" style:class="list">
      <style:paragraph-properties fo:margin-left="0.5898in" fo:margin-right="0in" fo:margin-top="0in" fo:margin-bottom="0.0835in" fo:text-indent="-0.1965in" style:auto-text-indent="false"/>
    </style:style>
    <style:style style:name="List_20_3_20_End" style:display-name="List 3 End" style:family="paragraph" style:parent-style-name="List" style:class="list">
      <style:paragraph-properties fo:margin-left="0.5898in" fo:margin-right="0in" fo:margin-top="0in" fo:margin-bottom="0.1665in" fo:text-indent="-0.1965in" style:auto-text-indent="false"/>
    </style:style>
    <style:style style:name="List_20_3_20_Cont." style:display-name="List 3 Cont." style:family="paragraph" style:parent-style-name="List" style:class="list">
      <style:paragraph-properties fo:margin-left="0.5898in" fo:margin-right="0in" fo:margin-top="0in" fo:margin-bottom="0.0835in" fo:text-indent="0in" style:auto-text-indent="false"/>
    </style:style>
    <style:style style:name="List_20_4_20_Start" style:display-name="List 4 Start" style:family="paragraph" style:parent-style-name="List" style:class="list">
      <style:paragraph-properties fo:margin-left="0.7862in" fo:margin-right="0in" fo:margin-top="0.1665in" fo:margin-bottom="0.0835in" fo:text-indent="-0.1965in" style:auto-text-indent="false"/>
    </style:style>
    <style:style style:name="List_20_4" style:display-name="List 4" style:family="paragraph" style:parent-style-name="List" style:class="list">
      <style:paragraph-properties fo:margin-left="0.7862in" fo:margin-right="0in" fo:margin-top="0in" fo:margin-bottom="0.0835in" fo:text-indent="-0.1965in" style:auto-text-indent="false"/>
    </style:style>
    <style:style style:name="List_20_4_20_End" style:display-name="List 4 End" style:family="paragraph" style:parent-style-name="List" style:class="list">
      <style:paragraph-properties fo:margin-left="0.7862in" fo:margin-right="0in" fo:margin-top="0in" fo:margin-bottom="0.1665in" fo:text-indent="-0.1965in" style:auto-text-indent="false"/>
    </style:style>
    <style:style style:name="List_20_4_20_Cont." style:display-name="List 4 Cont." style:family="paragraph" style:parent-style-name="List" style:class="list">
      <style:paragraph-properties fo:margin-left="0.7862in" fo:margin-right="0in" fo:margin-top="0in" fo:margin-bottom="0.0835in" fo:text-indent="0in" style:auto-text-indent="false"/>
    </style:style>
    <style:style style:name="List_20_5_20_Start" style:display-name="List 5 Start" style:family="paragraph" style:parent-style-name="List" style:class="list">
      <style:paragraph-properties fo:margin-left="0.9827in" fo:margin-right="0in" fo:margin-top="0.1665in" fo:margin-bottom="0.0835in" fo:text-indent="-0.1965in" style:auto-text-indent="false"/>
    </style:style>
    <style:style style:name="List_20_5" style:display-name="List 5" style:family="paragraph" style:parent-style-name="List" style:class="list">
      <style:paragraph-properties fo:margin-left="0.9827in" fo:margin-right="0in" fo:margin-top="0in" fo:margin-bottom="0.0835in" fo:text-indent="-0.1965in" style:auto-text-indent="false"/>
    </style:style>
    <style:style style:name="List_20_5_20_End" style:display-name="List 5 End" style:family="paragraph" style:parent-style-name="List" style:class="list">
      <style:paragraph-properties fo:margin-left="0.9827in" fo:margin-right="0in" fo:margin-top="0in" fo:margin-bottom="0.1665in" fo:text-indent="-0.1965in" style:auto-text-indent="false"/>
    </style:style>
    <style:style style:name="List_20_5_20_Cont." style:display-name="List 5 Cont." style:family="paragraph" style:parent-style-name="List" style:class="list">
      <style:paragraph-properties fo:margin-left="0.9827in" fo:margin-right="0in" fo:margin-top="0in" fo:margin-bottom="0.0835in" fo:text-indent="0in" style:auto-text-indent="false"/>
    </style:style>
    <style:style style:name="Header" style:family="paragraph" style:parent-style-name="Heading" style:class="extra">
      <style:paragraph-properties fo:text-align="center" style:justify-single-word="false" fo:background-color="transparent" fo:padding="0.0591in" fo:border-left="none" fo:border-right="none" fo:border-top="none" fo:border-bottom="0.0008in solid #000000">
        <style:tab-stops>
          <style:tab-stop style:position="3.3457in" style:type="center"/>
          <style:tab-stop style:position="6.6925in" style:type="right"/>
        </style:tab-stops>
        <style:background-image/>
      </style:paragraph-properties>
      <style:text-properties style:font-name="Thorndale2" fo:font-size="14pt" fo:letter-spacing="0.0055in" fo:font-weight="bold"/>
    </style:style>
    <style:style style:name="Header_20_left" style:display-name="Header left" style:family="paragraph" style:parent-style-name="Standard" style:class="extra">
      <style:paragraph-properties fo:margin-top="0.752in" fo:margin-bottom="0in" fo:text-align="end" style:justify-single-word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center" style:justify-single-word="false" fo:background-color="transparent">
        <style:tab-stops>
          <style:tab-stop style:position="3.3465in" style:type="center"/>
          <style:tab-stop style:position="6.6937in" style:type="right"/>
        </style:tab-stops>
        <style:background-image/>
      </style:paragraph-properties>
      <style:text-properties fo:font-size="9pt"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hornda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ate" style:family="paragraph" style:parent-style-name="Standard">
      <style:paragraph-properties fo:margin-left="3.3465in" fo:margin-right="0in" fo:margin-top="0in" fo:margin-bottom="0.5in" fo:text-align="end" style:justify-single-word="false" fo:text-indent="0in" style:auto-text-indent="false"/>
    </style:style>
    <style:style style:name="Opening" style:family="paragraph" style:parent-style-name="Standard" style:next-style-name="Subject">
      <style:paragraph-properties fo:margin-top="0.3307in" fo:margin-bottom="0.3307in"/>
    </style:style>
    <style:style style:name="Subject" style:family="paragraph" style:parent-style-name="Standard" style:next-style-name="Text_20_body">
      <style:paragraph-properties fo:margin-top="0.248in" fo:margin-bottom="0.248in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/>
    </style:style>
    <style:style style:name="Example" style:family="text">
      <style:text-properties style:font-name="Courier New"/>
    </style:style>
    <style:style style:name="User_20_Entry" style:display-name="User Entry" style:family="text">
      <style:text-properties style:font-name="Courier New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65in" text:min-label-width="0.1965in"/>
      </text:list-level-style-number>
      <text:list-level-style-number text:level="3" text:style-name="Numbering_20_Symbols" style:num-suffix="." style:num-format="1">
        <style:list-level-properties text:space-before="0.3933in" text:min-label-width="0.1965in"/>
      </text:list-level-style-number>
      <text:list-level-style-number text:level="4" text:style-name="Numbering_20_Symbols" style:num-suffix="." style:num-format="1">
        <style:list-level-properties text:space-before="0.5898in" text:min-label-width="0.1965in"/>
      </text:list-level-style-number>
      <text:list-level-style-number text:level="5" text:style-name="Numbering_20_Symbols" style:num-suffix="." style:num-format="1">
        <style:list-level-properties text:space-before="0.7862in" text:min-label-width="0.1965in"/>
      </text:list-level-style-number>
      <text:list-level-style-number text:level="6" text:style-name="Numbering_20_Symbols" style:num-suffix="." style:num-format="1">
        <style:list-level-properties text:space-before="0.9827in" text:min-label-width="0.1965in"/>
      </text:list-level-style-number>
      <text:list-level-style-number text:level="7" text:style-name="Numbering_20_Symbols" style:num-suffix="." style:num-format="1">
        <style:list-level-properties text:space-before="1.1791in" text:min-label-width="0.1965in"/>
      </text:list-level-style-number>
      <text:list-level-style-number text:level="8" text:style-name="Numbering_20_Symbols" style:num-suffix="." style:num-format="1">
        <style:list-level-properties text:space-before="1.3756in" text:min-label-width="0.1965in"/>
      </text:list-level-style-number>
      <text:list-level-style-number text:level="9" text:style-name="Numbering_20_Symbols" style:num-suffix="." style:num-format="1">
        <style:list-level-properties text:space-before="1.5724in" text:min-label-width="0.1965in"/>
      </text:list-level-style-number>
      <text:list-level-style-number text:level="10" text:style-name="Numbering_20_Symbols" style:num-suffix="." style:num-format="1">
        <style:list-level-properties text:space-before="1.7689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65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3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898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62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27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791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56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24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689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65in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1169in" text:min-label-width="0.1165in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2335in" text:min-label-width="0.1165in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35in" text:min-label-width="0.1165in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0.4669in" text:min-label-width="0.1165in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0.5835in" text:min-label-width="0.1165in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0.7in" text:min-label-width="0.1165in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0.8169in" text:min-label-width="0.1165in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0.9335in" text:min-label-width="0.1165in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1.05in" text:min-label-width="0.1165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1.4in" text:min-label-width="0.1555in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2.1654in" fo:margin-left="0in" fo:margin-right="0in" fo:margin-bottom="0.5902in"/>
      </style:header-style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339in" fo:margin-left="0in" fo:margin-right="0in" fo:margin-bottom="0.1575in"/>
      </style:header-style>
      <style:footer-style/>
    </style:page-layout>
    <style:page-layout style:name="pm3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8.9374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ender-company>INRS-ETE</text:sender-company></text:p>
        <text:p text:style-name="Header_20_left">Page <text:page-number text:select-page="current"/>/<text:page-count>1</text:page-count></text:p>
      </style:header>
    </style:master-page>
    <style:master-page style:name="First_20_Page" style:display-name="First Page" style:page-layout-name="pm2" style:next-style-name="Standard">
      <style:header>
        <text:p text:style-name="Standard"><draw:frame draw:style-name="fr1" draw:name="graphics1" text:anchor-type="paragraph" svg:x="0.0016in" svg:y="0in" svg:width="5.1673in" svg:height="0.6008in" draw:z-index="1"><draw:image xlink:href="Pictures/10000000000004180000007AC076643E.png" xlink:type="simple" xlink:show="embed" xlink:actuate="onLoad"/></draw:frame></text:p>
      </style:header>
    </style:master-page>
    <style:master-page style:name="Left_20_Page" style:display-name="Left Page" style:page-layout-name="pm3"/>
    <style:master-page style:name="Right_20_Page" style:display-name="Right Page" style:page-layout-name="pm4"/>
    <style:master-page style:name="Envelope" style:page-layout-name="pm5"/>
    <style:master-page style:name="Index" style:page-layout-name="pm6"/>
    <style:master-page style:name="HTML" style:page-layout-name="pm7"/>
    <style:master-page style:name="Footnote" style:page-layout-name="pm8"/>
    <style:master-page style:name="Endnote" style:page-layout-name="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  <meta:initial-creator>David Huard</meta:initial-creator>
    <meta:creation-date>2005-10-12T16:14:52</meta:creation-date>
    <dc:creator>David Huard</dc:creator>
    <dc:date>2008-12-17T11:21:02</dc:date>
    <dc:language>en-US</dc:language>
    <meta:editing-cycles>10</meta:editing-cycles>
    <meta:editing-duration>PT1H47M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4" meta:word-count="170" meta:character-count="1018"/>
  </office:meta>
</office:document-meta>
</file>